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2283in"/>
    </style:style>
    <style:style style:name="co4" style:family="table-column">
      <style:table-column-properties fo:break-before="auto" style:column-width="1.1984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  <style:map style:condition="cell-content()&lt;25" style:apply-style-name="Magnetometro" style:base-cell-address="Muestras.A1"/>
    </style:style>
    <style:style style:name="ce2" style:family="table-cell" style:parent-style-name="Default">
      <style:map style:condition="cell-content()&lt;25" style:apply-style-name="Magnetometro" style:base-cell-address="Muestras.A1"/>
    </style:style>
    <style:style style:name="ce3" style:family="table-cell" style:parent-style-name="Default">
      <style:map style:condition="cell-content()=701" style:apply-style-name="Pirometro1" style:base-cell-address="Muestras.B1"/>
      <style:map style:condition="cell-content()=702" style:apply-style-name="Pirometro2" style:base-cell-address="Muestras.B1"/>
      <style:map style:condition="cell-content()=0" style:apply-style-name="Vacio" style:base-cell-address="Muestras.B1"/>
      <style:map style:condition="cell-content()=703" style:apply-style-name="Magnetometro" style:base-cell-address="Muestras.B1"/>
    </style:style>
    <style:style style:name="ce4" style:family="table-cell" style:parent-style-name="Default">
      <style:map style:condition="cell-content()=701" style:apply-style-name="Pirometro1" style:base-cell-address="Muestras.B2"/>
      <style:map style:condition="cell-content()=702" style:apply-style-name="Pirometro2" style:base-cell-address="Muestras.B2"/>
      <style:map style:condition="cell-content()=0" style:apply-style-name="Vacio" style:base-cell-address="Muestras.B2"/>
      <style:map style:condition="cell-content()=703" style:apply-style-name="Magnetometro" style:base-cell-address="Muestras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3"/>
    <style:style style:name="ce8" style:family="table-cell" style:parent-style-name="Default">
      <style:map style:condition="cell-content()&gt;20" style:apply-style-name="Magnetometro" style:base-cell-address="Muestras.E1"/>
    </style:style>
    <style:style style:name="ce9" style:family="table-cell" style:parent-style-name="Default">
      <style:text-properties style:font-name="Arial" style:font-name-asian="DejaVu Sans" style:font-name-complex="Lohit Hindi"/>
      <style:map style:condition="cell-content()&gt;20" style:apply-style-name="Magnetometro" style:base-cell-address="Muestras.E1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17" style:apply-style-name="Magnetometro" style:base-cell-address="Muestras.E614"/>
    </style:style>
    <style:style style:name="ce1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5" style:family="table-cell" style:parent-style-name="Default">
      <style:table-cell-properties fo:border-bottom="0.06pt solid #333333" fo:background-color="#cccccc" style:text-align-source="fix" style:repeat-content="false" fo:border-left="0.06pt solid #808080" fo:border-right="0.06pt solid #333333" fo:border-top="0.06pt solid #333333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order-bottom="0.06pt solid #808080" fo:background-color="#cccccc" fo:border-left="0.06pt solid #808080" fo:border-right="0.06pt solid #333333" fo:border-top="0.06pt solid #333333"/>
      <style:text-properties fo:color="#000000"/>
    </style:style>
    <style:style style:name="ce17" style:family="table-cell" style:parent-style-name="Default">
      <style:table-cell-properties fo:border-bottom="0.06pt dotted #808080" fo:background-color="#cccccc" fo:border-left="0.06pt solid #000000" fo:border-right="0.06pt solid #000000" fo:border-top="none"/>
      <style:text-properties fo:color="#000000"/>
    </style:style>
    <style:style style:name="ce18" style:family="table-cell" style:parent-style-name="Default">
      <style:table-cell-properties fo:border-bottom="0.06pt dotted #808080" fo:background-color="#cccccc" fo:border-left="0.06pt solid #000000" fo:border-right="0.06pt solid #000000" fo:border-top="0.06pt dotted #808080"/>
      <style:text-properties fo:color="#000000"/>
    </style:style>
    <style:style style:name="ce19" style:family="table-cell" style:parent-style-name="Default">
      <style:table-cell-properties fo:border-bottom="0.06pt dotted #808080" fo:background-color="#cccccc" fo:border-left="0.06pt solid #000000" fo:border-right="0.06pt solid #000000" fo:border-top="0.06pt solid #000000"/>
      <style:text-properties fo:color="#000000"/>
    </style:style>
    <style:style style:name="ce20" style:family="table-cell" style:parent-style-name="Default">
      <style:table-cell-properties fo:border-bottom="0.06pt solid #000000" fo:background-color="#cccccc" fo:border-left="0.06pt solid #000000" fo:border-right="0.06pt solid #000000" fo:border-top="0.06pt dotted #808080"/>
      <style:text-properties fo:color="#000000"/>
    </style:style>
    <style:style style:name="ce21" style:family="table-cell" style:parent-style-name="Default">
      <style:table-cell-properties fo:border-bottom="0.06pt solid #333333" fo:background-color="#ffff99" style:text-align-source="fix" style:repeat-content="false" fo:border-left="0.06pt solid #808080" fo:border-right="0.06pt solid #333333" fo:border-top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000000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333333" fo:border-top="0.06pt solid #333333"/>
      <style:paragraph-properties fo:text-align="center" fo:margin-left="0in"/>
    </style:style>
    <style:style style:name="ce24" style:family="table-cell" style:parent-style-name="Default">
      <style:table-cell-properties fo:border-bottom="0.06pt dotted #808080" fo:background-color="#ffff99" fo:border-left="0.06pt solid #000000" fo:border-right="0.06pt dotted #000000" fo:border-top="0.06pt solid #000000"/>
    </style:style>
    <style:style style:name="ce25" style:family="table-cell" style:parent-style-name="Default">
      <style:table-cell-properties fo:border-bottom="0.06pt dotted #808080" fo:background-color="#ffff99" fo:border-left="0.06pt solid #000000" fo:border-right="0.06pt dotted #000000" fo:border-top="0.06pt dotted #808080"/>
    </style:style>
    <style:style style:name="ce26" style:family="table-cell" style:parent-style-name="Default">
      <style:table-cell-properties fo:border-bottom="0.06pt solid #000000" fo:background-color="#ffff99" fo:border-left="0.06pt solid #000000" fo:border-right="0.06pt dotted #000000" fo:border-top="0.06pt dotted #808080"/>
    </style:style>
    <style:style style:name="ce27" style:family="table-cell" style:parent-style-name="Default">
      <style:table-cell-properties fo:border-bottom="0.06pt solid #333333" fo:background-color="#ffff99" style:text-align-source="fix" style:repeat-content="false" fo:border-left="0.06pt solid #333333" fo:border-right="0.06pt solid #333333" fo:border-top="0.06pt solid #808080"/>
      <style:paragraph-properties fo:text-align="center" fo:margin-left="0in"/>
    </style:style>
    <style:style style:name="ce28" style:family="table-cell" style:parent-style-name="Default">
      <style:table-cell-properties fo:background-color="#ffff99" style:text-align-source="fix" style:repeat-content="false" fo:border="0.06pt solid #333333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/>
      <style:paragraph-properties fo:text-align="center" fo:margin-left="0in"/>
    </style:style>
    <style:style style:name="ce30" style:family="table-cell" style:parent-style-name="Default">
      <style:table-cell-properties fo:border-bottom="0.06pt dotted #808080" fo:background-color="#ffff99" fo:border-left="0.06pt dotted #000000" fo:border-right="0.06pt dotted #000000" fo:border-top="0.06pt solid #000000"/>
    </style:style>
    <style:style style:name="ce31" style:family="table-cell" style:parent-style-name="Default">
      <style:table-cell-properties fo:border-bottom="0.06pt dotted #808080" fo:background-color="#ffff99" fo:border-left="0.06pt dotted #000000" fo:border-right="0.06pt dotted #000000" fo:border-top="0.06pt dotted #808080"/>
    </style:style>
    <style:style style:name="ce32" style:family="table-cell" style:parent-style-name="Default">
      <style:table-cell-properties fo:border-bottom="0.06pt solid #000000" fo:background-color="#ffff99" fo:border-left="0.06pt dotted #000000" fo:border-right="0.06pt dotted #000000" fo:border-top="0.06pt dotted #808080"/>
    </style:style>
    <style:style style:name="ce33" style:family="table-cell" style:parent-style-name="Default">
      <style:table-cell-properties fo:background-color="#ffff99" style:text-align-source="fix" style:repeat-content="false" fo:border="0.06pt solid #333333"/>
      <style:paragraph-properties fo:text-align="center" fo:margin-left="0in"/>
    </style:style>
    <style:style style:name="ce34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order-bottom="0.06pt dotted #808080" fo:background-color="#e6e6e6" fo:border-left="0.06pt dotted #000000" fo:border-right="0.06pt dotted #000000" fo:border-top="0.06pt solid #000000"/>
    </style:style>
    <style:style style:name="ce39" style:family="table-cell" style:parent-style-name="Default">
      <style:table-cell-properties fo:border-bottom="0.06pt dotted #808080" fo:background-color="#e6e6e6" fo:border-left="0.06pt dotted #000000" fo:border-right="0.06pt dotted #000000" fo:border-top="0.06pt dotted #808080"/>
    </style:style>
    <style:style style:name="ce40" style:family="table-cell" style:parent-style-name="Default">
      <style:table-cell-properties fo:border-bottom="0.06pt solid #000000" fo:background-color="#e6e6e6" fo:border-left="0.06pt dotted #000000" fo:border-right="0.06pt dotted #000000" fo:border-top="0.06pt dotted #808080"/>
    </style:style>
    <style:style style:name="ce4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99" fo:border="0.06pt solid #000000"/>
    </style:style>
    <style:style style:name="ce44" style:family="table-cell" style:parent-style-name="Default">
      <style:table-cell-properties fo:border-bottom="0.06pt dotted #808080" fo:background-color="#ffff99" fo:border-left="0.06pt dotted #000000" fo:border-right="0.06pt solid #000000" fo:border-top="0.06pt solid #000000"/>
    </style:style>
    <style:style style:name="ce45" style:family="table-cell" style:parent-style-name="Default">
      <style:table-cell-properties fo:border-bottom="0.06pt dotted #808080" fo:background-color="#ffff99" fo:border-left="0.06pt dotted #000000" fo:border-right="0.06pt solid #000000" fo:border-top="0.06pt dotted #808080"/>
    </style:style>
    <style:style style:name="ce46" style:family="table-cell" style:parent-style-name="Default">
      <style:table-cell-properties fo:border-bottom="0.06pt solid #000000" fo:background-color="#ffff99" fo:border-left="0.06pt dotted #000000" fo:border-right="0.06pt solid #000000" fo:border-top="0.06pt dotted #808080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none" fo:border-left="0.06pt solid #000000" fo:border-right="0.06pt solid #000000" fo:border-top="none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Muestra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table:formula="of:=COUNTIF([.B$7:.B$24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table:formula="of:=COUNTIF([.B$7:.B$24];701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table:formula="of:=COUNTIF([.B$7:.B$24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5S" calcext:value-type="time">
            <text:p>12:55:35 PM</text:p>
          </table:table-cell>
          <table:table-cell table:style-name="ce9" table:formula="of:=COUNT([.B36:.B4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table:formula="of:=COUNTIF([.B$44:.B$57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table:formula="of:=COUNTIF([.B$44:.B$57];70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/>
          <table:table-cell table:formula="of:=COUNTIF([.B$44:.B$57];702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table:formula="of:=COUNTIF([.B$70:.B$85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table:formula="of:=COUNTIF([.B$70:.B$85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3S" calcext:value-type="time">
            <text:p>12:56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/>
          <table:table-cell table:formula="of:=COUNTIF([.B$70:.B$85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table:formula="of:=COUNTIF([.B$99:.B$118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table:formula="of:=COUNTIF([.B$99:.B$118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/>
          <table:table-cell table:formula="of:=COUNTIF([.B$99:.B$118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 table:style-name="ce9" table:formula="of:=COUNT([.B128:.B14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table:formula="of:=COUNTIF([.B$128:.B$141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table:formula="of:=COUNTIF([.B$128:.B$141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3S" calcext:value-type="time">
            <text:p>12:58:2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/>
          <table:table-cell table:formula="of:=COUNTIF([.B$128:.B$141];702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5S" calcext:value-type="time">
            <text:p>01:00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12" office:value-type="string" calcext:value-type="string">
            <text:p>Inválido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17:.B439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6S" calcext:value-type="time">
            <text:p>01:04:46 PM</text:p>
          </table:table-cell>
          <table:table-cell table:formula="of:=COUNT([.B417:.B41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3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formula="of:=COUNT([.B420:.B433])" office:value-type="float" office:value="14" calcext:value-type="float">
            <text:p>14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6S" calcext:value-type="time">
            <text:p>01:04:56 PM</text:p>
          </table:table-cell>
          <table:table-cell table:formula="of:=COUNT([.B434:.B43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41:.B46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3S" calcext:value-type="time">
            <text:p>01:05:23 PM</text:p>
          </table:table-cell>
          <table:table-cell table:formula="of:=COUNT([.B441:.B44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formula="of:=COUNT([.B447:.B460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formula="of:=COUNT([.B461:.B46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69:.B495])" office:value-type="float" office:value="27" calcext:value-type="float">
            <text:p>27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2S" calcext:value-type="time">
            <text:p>01:06:12 PM</text:p>
          </table:table-cell>
          <table:table-cell table:formula="of:=COUNT([.B469:.B472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 table:formula="of:=COUNT([.B473:.B487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8S" calcext:value-type="time">
            <text:p>01:06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4S" calcext:value-type="time">
            <text:p>01:06:24 PM</text:p>
          </table:table-cell>
          <table:table-cell table:formula="of:=COUNT([.B488:.B49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97:.B529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7S" calcext:value-type="time">
            <text:p>01:06:47 PM</text:p>
          </table:table-cell>
          <table:table-cell table:formula="of:=COUNT([.B497:.B505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 table:formula="of:=COUNT([.B506:.B524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formula="of:=COUNT([.B525:.B5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31:.B556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0S" calcext:value-type="time">
            <text:p>01:07:40 PM</text:p>
          </table:table-cell>
          <table:table-cell table:formula="of:=COUNT([.B531:.B53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 table:formula="of:=COUNT([.B535:.B550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1S" calcext:value-type="time">
            <text:p>01:07:51 PM</text:p>
          </table:table-cell>
          <table:table-cell table:formula="of:=COUNT([.B551:.B55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58:.B585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7S" calcext:value-type="time">
            <text:p>01:08:27 PM</text:p>
          </table:table-cell>
          <table:table-cell table:formula="of:=COUNT([.B558:.B564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 table:formula="of:=COUNT([.B565:.B58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formula="of:=COUNT([.B583:.B58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87:.B61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1S" calcext:value-type="time">
            <text:p>01:09:21 PM</text:p>
          </table:table-cell>
          <table:table-cell table:formula="of:=COUNT([.B587:.B59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formula="of:=COUNT([.B591:.B60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1S" calcext:value-type="time">
            <text:p>01:09:31 PM</text:p>
          </table:table-cell>
          <table:table-cell table:formula="of:=COUNT([.B606:.B61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style-name="ce10" table:formula="of:=COUNT([.B614:.B644])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3S" calcext:value-type="time">
            <text:p>01:10:03 PM</text:p>
          </table:table-cell>
          <table:table-cell table:style-name="ce11" table:formula="of:=COUNT([.B614:.B62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 table:formula="of:=COUNT([.B621:.B64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formula="of:=COUNT([.B641:.B6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6:.B67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3S" calcext:value-type="time">
            <text:p>01:33:43 PM</text:p>
          </table:table-cell>
          <table:table-cell table:formula="of:=COUNT([.B646:.B65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 table:formula="of:=COUNT([.B651:.B66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6S" calcext:value-type="time">
            <text:p>01:33:56 PM</text:p>
          </table:table-cell>
          <table:table-cell table:formula="of:=COUNT([.B669:.B67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77:.B70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29S" calcext:value-type="time">
            <text:p>01:34:29 PM</text:p>
          </table:table-cell>
          <table:table-cell table:formula="of:=COUNT([.B677:.B6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formula="of:=COUNT([.B684:.B700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formula="of:=COUNT([.B701:.B70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07:.B73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5S" calcext:value-type="time">
            <text:p>01:35:15 PM</text:p>
          </table:table-cell>
          <table:table-cell table:formula="of:=COUNT([.B707:.B70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 table:formula="of:=COUNT([.B709:.B725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4S" calcext:value-type="time">
            <text:p>01:35:24 PM</text:p>
          </table:table-cell>
          <table:table-cell table:formula="of:=COUNT([.B726:.B7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33:.B7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6S" calcext:value-type="time">
            <text:p>01:35:46 PM</text:p>
          </table:table-cell>
          <table:table-cell table:formula="of:=COUNT([.B733:.B7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formula="of:=COUNT([.B741:.B75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formula="of:=COUNT([.B758:.B76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63:.B78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8S" calcext:value-type="time">
            <text:p>01:36:38 PM</text:p>
          </table:table-cell>
          <table:table-cell table:formula="of:=COUNT([.B763:.B76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formula="of:=COUNT([.B766:.B779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4S" calcext:value-type="time">
            <text:p>01:36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8S" calcext:value-type="time">
            <text:p>01:36:48 PM</text:p>
          </table:table-cell>
          <table:table-cell table:formula="of:=COUNT([.B780:.B78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88:.B816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0S" calcext:value-type="time">
            <text:p>01:38:00 PM</text:p>
          </table:table-cell>
          <table:table-cell table:formula="of:=COUNT([.B788:.B7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 table:formula="of:=COUNT([.B794:.B8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4S" calcext:value-type="time">
            <text:p>01:38:14 PM</text:p>
          </table:table-cell>
          <table:table-cell table:formula="of:=COUNT([.B813:.B81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2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3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8S" calcext:value-type="time">
            <text:p>01:38:48 PM</text:p>
          </table:table-cell>
          <table:table-cell office:value-type="string" calcext:value-type="string">
            <text:p>Pirómetro</text:p>
          </table:table-cell>
          <table:table-cell/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27:.B85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2S" calcext:value-type="time">
            <text:p>01:39:52 PM</text:p>
          </table:table-cell>
          <table:table-cell table:formula="of:=COUNT([.B827:.B8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formula="of:=COUNT([.B831:.B84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4S" calcext:value-type="time">
            <text:p>01:40:04 PM</text:p>
          </table:table-cell>
          <table:table-cell table:formula="of:=COUNT([.B848:.B85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54:.B884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8S" calcext:value-type="time">
            <text:p>01:40:28 PM</text:p>
          </table:table-cell>
          <table:table-cell table:formula="of:=COUNT([.B854:.B86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 table:formula="of:=COUNT([.B861:.B8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formula="of:=COUNT([.B879:.B8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86:.B91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6S" calcext:value-type="time">
            <text:p>01:41:26 PM</text:p>
          </table:table-cell>
          <table:table-cell table:formula="of:=COUNT([.B886:.B8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formula="of:=COUNT([.B890:.B906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8S" calcext:value-type="time">
            <text:p>01:41:38 PM</text:p>
          </table:table-cell>
          <table:table-cell table:formula="of:=COUNT([.B907:.B9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5:.B94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8S" calcext:value-type="time">
            <text:p>01:41:58 PM</text:p>
          </table:table-cell>
          <table:table-cell table:formula="of:=COUNT([.B915:.B92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2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2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formula="of:=COUNT([.B923:.B940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formula="of:=COUNT([.B941:.B9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2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46:.B970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5S" calcext:value-type="time">
            <text:p>01:42:55 PM</text:p>
          </table:table-cell>
          <table:table-cell table:style-name="ce9" table:formula="of:=COUNT([.B946:.B94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formula="of:=COUNT([.B949:.B96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4S" calcext:value-type="time">
            <text:p>01:43:04 PM</text:p>
          </table:table-cell>
          <table:table-cell table:formula="of:=COUNT([.B964:.B97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2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72:.B998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8S" calcext:value-type="time">
            <text:p>01:43:28 PM</text:p>
          </table:table-cell>
          <table:table-cell table:formula="of:=COUNT([.B972:.B9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2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2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2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formula="of:=COUNT([.B979:.B99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2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4S" calcext:value-type="time">
            <text:p>01:43:44 PM</text:p>
          </table:table-cell>
          <table:table-cell table:formula="of:=COUNT([.B997:.B99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00:.B1023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0S" calcext:value-type="time">
            <text:p>01:44:20 PM</text:p>
          </table:table-cell>
          <table:table-cell table:formula="of:=COUNT([.B1000:.B100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formula="of:=COUNT([.B1003:.B1021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2S" calcext:value-type="time">
            <text:p>01:44:32 PM</text:p>
          </table:table-cell>
          <table:table-cell table:formula="of:=COUNT([.B1022:.B10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25:.B105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2S" calcext:value-type="time">
            <text:p>01:44:52 PM</text:p>
          </table:table-cell>
          <table:table-cell table:formula="of:=COUNT([.B1025:.B10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formula="of:=COUNT([.B1032:.B10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8S" calcext:value-type="time">
            <text:p>01:45:08 PM</text:p>
          </table:table-cell>
          <table:table-cell table:formula="of:=COUNT([.B1051:.B105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56:.B108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7S" calcext:value-type="time">
            <text:p>01:45:47 PM</text:p>
          </table:table-cell>
          <table:table-cell table:formula="of:=COUNT([.B1056:.B105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formula="of:=COUNT([.B1059:.B107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6S" calcext:value-type="time">
            <text:p>01:45:56 PM</text:p>
          </table:table-cell>
          <table:table-cell table:formula="of:=COUNT([.B1074:.B108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2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2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85:.B1113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19S" calcext:value-type="time">
            <text:p>01:46:19 PM</text:p>
          </table:table-cell>
          <table:table-cell table:formula="of:=COUNT([.B1085:.B109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2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2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2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formula="of:=COUNT([.B1093:.B110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3S" calcext:value-type="time">
            <text:p>01:46:33 PM</text:p>
          </table:table-cell>
          <table:table-cell table:formula="of:=COUNT([.B1107:.B11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2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15:.B1139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6S" calcext:value-type="time">
            <text:p>01:47:16 PM</text:p>
          </table:table-cell>
          <table:table-cell table:formula="of:=COUNT([.B1115:.B111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4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formula="of:=COUNT([.B1118:.B1133])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4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4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4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1S" calcext:value-type="time">
            <text:p>01:47:2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4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4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2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2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41:.B1169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1S" calcext:value-type="time">
            <text:p>01:47:41 PM</text:p>
          </table:table-cell>
          <table:table-cell table:formula="of:=COUNT([.B1141:.B114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2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2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2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 table:formula="of:=COUNT([.B1148:.B1166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2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7S" calcext:value-type="time">
            <text:p>01:47:57 PM</text:p>
          </table:table-cell>
          <table:table-cell table:formula="of:=COUNT([.B1167:.B116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2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71:.B119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0S" calcext:value-type="time">
            <text:p>01:48:30 PM</text:p>
          </table:table-cell>
          <table:table-cell table:formula="of:=COUNT([.B1171:.B117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2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2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 table:formula="of:=COUNT([.B1174:.B119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table:formula="of:=COUNTIF([.B$1174:.B$1192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table:formula="of:=COUNTIF([.B$1174:.B$1192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table:formula="of:=COUNTIF([.B$1174:.B$1192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1S" calcext:value-type="time">
            <text:p>01:48:41 PM</text:p>
          </table:table-cell>
          <table:table-cell table:formula="of:=COUNT([.B1193:.B119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99:.B1230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2S" calcext:value-type="time">
            <text:p>01:49:02 PM</text:p>
          </table:table-cell>
          <table:table-cell table:formula="of:=COUNT([.B1199:.B120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2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2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formula="of:=COUNT([.B1207:.B12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table:formula="of:=COUNTIF([.B$1207:.B$1224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table:formula="of:=COUNTIF([.B$1207:.B$1224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table:formula="of:=COUNTIF([.B$1207:.B$1224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2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formula="of:=COUNT([.B1225:.B123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2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2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2:.B126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7S" calcext:value-type="time">
            <text:p>01:49:57 PM</text:p>
          </table:table-cell>
          <table:table-cell table:formula="of:=COUNT([.B1232:.B12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2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formula="of:=COUNT([.B1234:.B1254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table:formula="of:=COUNTIF([.B$1234:.B$1254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table:formula="of:=COUNTIF([.B$1234:.B$1254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table:formula="of:=COUNTIF([.B$1234:.B$1254];702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8S" calcext:value-type="time">
            <text:p>01:50:08 PM</text:p>
          </table:table-cell>
          <table:table-cell table:formula="of:=COUNT([.B1255:.B126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2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2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63:.B1290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4S" calcext:value-type="time">
            <text:p>01:50:24 PM</text:p>
          </table:table-cell>
          <table:table-cell table:formula="of:=COUNT([.B1263:.B126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2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2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formula="of:=COUNT([.B1269:.B1287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table:formula="of:=COUNTIF([.B$1269:.B$1287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table:formula="of:=COUNTIF([.B$1269:.B$1287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table:formula="of:=COUNTIF([.B$1269:.B$1287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formula="of:=COUNT([.B1288:.B129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2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1" table:number-rows-repeated="10472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Muestras.B2:Muestras.B1048576">
            <calcext:condition calcext:apply-style-name="Pirometro1" calcext:value="=701" calcext:base-cell-address="Muestras.B2"/>
            <calcext:condition calcext:apply-style-name="Pirometro2" calcext:value="=702" calcext:base-cell-address="Muestras.B2"/>
            <calcext:condition calcext:apply-style-name="Vacio" calcext:value="=0" calcext:base-cell-address="Muestras.B2"/>
            <calcext:condition calcext:apply-style-name="Magnetometro" calcext:value="=703" calcext:base-cell-address="Muestras.B2"/>
          </calcext:conditional-format>
          <calcext:conditional-format calcext:target-range-address="Muestras.B1:Muestras.B1">
            <calcext:condition calcext:apply-style-name="Pirometro1" calcext:value="=701" calcext:base-cell-address="Muestras.B1"/>
            <calcext:condition calcext:apply-style-name="Pirometro2" calcext:value="=702" calcext:base-cell-address="Muestras.B1"/>
            <calcext:condition calcext:apply-style-name="Vacio" calcext:value="=0" calcext:base-cell-address="Muestras.B1"/>
            <calcext:condition calcext:apply-style-name="Magnetometro" calcext:value="=703" calcext:base-cell-address="Muestras.B1"/>
          </calcext:conditional-format>
          <calcext:conditional-format calcext:target-range-address="Muestras.C1:Muestras.C1048576">
            <calcext:condition calcext:apply-style-name="Magnetometro" calcext:value="not-contains-text('Entrada')" calcext:base-cell-address="Muestras.C1"/>
            <calcext:condition calcext:apply-style-name="Magnetometro" calcext:value="not-contains-text('Salida')" calcext:base-cell-address="Muestras.C1"/>
          </calcext:conditional-format>
          <calcext:conditional-format calcext:target-range-address="Muestras.A1:Muestras.A1048576">
            <calcext:condition calcext:apply-style-name="Magnetometro" calcext:value="&lt;25" calcext:base-cell-address="Muestras.A1"/>
          </calcext:conditional-format>
          <calcext:conditional-format calcext:target-range-address="Muestras.E614:Muestras.E614">
            <calcext:condition calcext:apply-style-name="Magnetometro" calcext:value="&gt;17" calcext:base-cell-address="Muestras.E614"/>
          </calcext:conditional-format>
          <calcext:conditional-format calcext:target-range-address="Muestras.E615:Muestras.E1048576 Muestras.E1:Muestras.E612">
            <calcext:condition calcext:apply-style-name="Magnetometro" calcext:value="&gt;20" calcext:base-cell-address="Muestras.E1"/>
          </calcext:conditional-format>
        </calcext:conditional-formats>
      </table:table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3">
          <table:table-cell table:style-name="ce14" office:value-type="string" calcext:value-type="string" table:number-columns-spanned="1" table:number-rows-spanned="3">
            <text:p>Número de </text:p>
            <text:p>Experimento</text:p>
          </table:table-cell>
          <table:table-cell table:style-name="ce21" office:value-type="string" calcext:value-type="string" table:number-columns-spanned="5" table:number-rows-spanned="1">
            <text:p>Entrada</text:p>
          </table:table-cell>
          <table:covered-table-cell table:number-columns-repeated="4" table:style-name="ce27"/>
          <table:table-cell table:style-name="ce35" office:value-type="string" calcext:value-type="string" table:number-columns-spanned="5" table:number-rows-spanned="1">
            <text:p>Salida</text:p>
          </table:table-cell>
          <table:covered-table-cell table:number-columns-repeated="4" table:style-name="ce37"/>
          <table:table-cell table:style-name="ce41" office:value-type="string" calcext:value-type="string" table:number-columns-spanned="4" table:number-rows-spanned="1">
            <text:p>Totales</text:p>
          </table:table-cell>
          <table:covered-table-cell table:number-columns-repeated="3" table:style-name="ce43"/>
          <table:table-cell table:number-columns-repeated="2"/>
        </table:table-row>
        <table:table-row table:style-name="ro3">
          <table:covered-table-cell table:style-name="ce15"/>
          <table:table-cell table:style-name="ce22" office:value-type="string" calcext:value-type="string" table:number-columns-spanned="1" table:number-rows-spanned="2">
            <text:p>Pirómetro 1</text:p>
          </table:table-cell>
          <table:table-cell table:style-name="ce28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3"/>
          <table:table-cell table:style-name="ce34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7"/>
          <table:table-cell table:style-name="ce36" office:value-type="string" calcext:value-type="string" table:number-columns-spanned="1" table:number-rows-spanned="2">
            <text:p>Pirómetro 1</text:p>
          </table:table-cell>
          <table:table-cell table:style-name="ce42" office:value-type="string" calcext:value-type="string" table:number-columns-spanned="1" table:number-rows-spanned="2">
            <text:p>Entrada</text:p>
          </table:table-cell>
          <table:table-cell table:style-name="ce42" office:value-type="string" calcext:value-type="string" table:number-columns-spanned="1" table:number-rows-spanned="2">
            <text:p>Intersección</text:p>
            <text:p>Entrada</text:p>
          </table:table-cell>
          <table:table-cell table:style-name="ce42" office:value-type="string" calcext:value-type="string" table:number-columns-spanned="1" table:number-rows-spanned="2">
            <text:p>Salida</text:p>
          </table:table-cell>
          <table:table-cell table:style-name="ce42" office:value-type="string" calcext:value-type="string" table:number-columns-spanned="1" table:number-rows-spanned="2">
            <text:p>Intesección</text:p>
            <text:p>Salida</text:p>
          </table:table-cell>
          <table:table-cell table:number-columns-repeated="2"/>
        </table:table-row>
        <table:table-row table:style-name="ro3">
          <table:covered-table-cell table:style-name="ce16"/>
          <table:covered-table-cell table:style-name="ce23"/>
          <table:table-cell table:style-name="ce29" office:value-type="string" calcext:value-type="string">
            <text:p>Pirómetro 1</text:p>
          </table:table-cell>
          <table:table-cell table:style-name="ce29" office:value-type="string" calcext:value-type="string">
            <text:p>Magnetómetro</text:p>
          </table:table-cell>
          <table:table-cell table:style-name="ce29" office:value-type="string" calcext:value-type="string">
            <text:p>Pirómetro 2</text:p>
          </table:table-cell>
          <table:covered-table-cell table:style-name="ce29"/>
          <table:covered-table-cell table:style-name="ce37"/>
          <table:table-cell table:style-name="ce37" office:value-type="string" calcext:value-type="string">
            <text:p>Pirómetro 2</text:p>
          </table:table-cell>
          <table:table-cell table:style-name="ce37" office:value-type="string" calcext:value-type="string">
            <text:p>Magnetómetro</text:p>
          </table:table-cell>
          <table:table-cell table:style-name="ce37" office:value-type="string" calcext:value-type="string">
            <text:p>Pirómetro 1</text:p>
          </table:table-cell>
          <table:covered-table-cell table:style-name="ce37"/>
          <table:covered-table-cell table:number-columns-repeated="4" table:style-name="ce43"/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0" table:formula="of:=SUM([.B4:.F4])" office:value-type="float" office:value="30" calcext:value-type="float">
            <text:p>30</text:p>
          </table:table-cell>
          <table:table-cell table:style-name="ce30" table:formula="of:=SUM([.C4:.E4])" office:value-type="float" office:value="18" calcext:value-type="float">
            <text:p>18</text:p>
          </table:table-cell>
          <table:table-cell table:style-name="ce30" table:formula="of:=SUM([.G4:.K4])" office:value-type="float" office:value="27" calcext:value-type="float">
            <text:p>27</text:p>
          </table:table-cell>
          <table:table-cell table:style-name="ce44" table:formula="of:=SUM([.H4:.J4])" office:value-type="float" office:value="14" calcext:value-type="float">
            <text:p>14</text:p>
          </table:table-cell>
          <table:table-cell table:formula="of:=[.L4]-[.B4]" office:value-type="float" office:value="25" calcext:value-type="float">
            <text:p>25</text:p>
          </table:table-cell>
          <table:table-cell table:formula="of:=[.N4]-[.K4]" office:value-type="float" office:value="22" calcext:value-type="float">
            <text:p>22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9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5:.F5])" office:value-type="float" office:value="26" calcext:value-type="float">
            <text:p>26</text:p>
          </table:table-cell>
          <table:table-cell table:style-name="ce31" table:formula="of:=SUM([.C5:.E5])" office:value-type="float" office:value="16" calcext:value-type="float">
            <text:p>16</text:p>
          </table:table-cell>
          <table:table-cell table:style-name="ce31" table:formula="of:=SUM([.G5:.K5])" office:value-type="float" office:value="29" calcext:value-type="float">
            <text:p>29</text:p>
          </table:table-cell>
          <table:table-cell table:style-name="ce45" table:formula="of:=SUM([.H5:.J5])" office:value-type="float" office:value="20" calcext:value-type="float">
            <text:p>20</text:p>
          </table:table-cell>
          <table:table-cell table:formula="of:=[.L5]-[.B5]" office:value-type="float" office:value="20" calcext:value-type="float">
            <text:p>20</text:p>
          </table:table-cell>
          <table:table-cell table:formula="of:=[.N5]-[.K5]" office:value-type="float" office:value="28" calcext:value-type="float">
            <text:p>28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6:.F6])" office:value-type="float" office:value="29" calcext:value-type="float">
            <text:p>29</text:p>
          </table:table-cell>
          <table:table-cell table:style-name="ce31" table:formula="of:=SUM([.C6:.E6])" office:value-type="float" office:value="14" calcext:value-type="float">
            <text:p>14</text:p>
          </table:table-cell>
          <table:table-cell table:style-name="ce31" table:formula="of:=SUM([.G6:.K6])" office:value-type="float" office:value="27" calcext:value-type="float">
            <text:p>27</text:p>
          </table:table-cell>
          <table:table-cell table:style-name="ce45" table:formula="of:=SUM([.H6:.J6])" office:value-type="float" office:value="19" calcext:value-type="float">
            <text:p>19</text:p>
          </table:table-cell>
          <table:table-cell table:formula="of:=[.L6]-[.B6]" office:value-type="float" office:value="24" calcext:value-type="float">
            <text:p>24</text:p>
          </table:table-cell>
          <table:table-cell table:formula="of:=[.N6]-[.K6]" office:value-type="float" office:value="26" calcext:value-type="float">
            <text:p>26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7:.F7])" office:value-type="float" office:value="27" calcext:value-type="float">
            <text:p>27</text:p>
          </table:table-cell>
          <table:table-cell table:style-name="ce31" table:formula="of:=SUM([.C7:.E7])" office:value-type="float" office:value="19" calcext:value-type="float">
            <text:p>19</text:p>
          </table:table-cell>
          <table:table-cell table:style-name="ce31" table:formula="of:=SUM([.G7:.K7])" office:value-type="float" office:value="32" calcext:value-type="float">
            <text:p>32</text:p>
          </table:table-cell>
          <table:table-cell table:style-name="ce45" table:formula="of:=SUM([.H7:.J7])" office:value-type="float" office:value="18" calcext:value-type="float">
            <text:p>18</text:p>
          </table:table-cell>
          <table:table-cell table:formula="of:=[.L7]-[.B7]" office:value-type="float" office:value="24" calcext:value-type="float">
            <text:p>24</text:p>
          </table:table-cell>
          <table:table-cell table:formula="of:=[.N7]-[.K7]" office:value-type="float" office:value="26" calcext:value-type="float">
            <text:p>26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8:.F8])" office:value-type="float" office:value="29" calcext:value-type="float">
            <text:p>29</text:p>
          </table:table-cell>
          <table:table-cell table:style-name="ce31" table:formula="of:=SUM([.C8:.E8])" office:value-type="float" office:value="17" calcext:value-type="float">
            <text:p>17</text:p>
          </table:table-cell>
          <table:table-cell table:style-name="ce31" table:formula="of:=SUM([.G8:.K8])" office:value-type="float" office:value="26" calcext:value-type="float">
            <text:p>26</text:p>
          </table:table-cell>
          <table:table-cell table:style-name="ce45" table:formula="of:=SUM([.H8:.J8])" office:value-type="float" office:value="17" calcext:value-type="float">
            <text:p>17</text:p>
          </table:table-cell>
          <table:table-cell table:formula="of:=[.L8]-[.B8]" office:value-type="float" office:value="24" calcext:value-type="float">
            <text:p>24</text:p>
          </table:table-cell>
          <table:table-cell table:formula="of:=[.N8]-[.K8]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9:.F9])" office:value-type="float" office:value="30" calcext:value-type="float">
            <text:p>30</text:p>
          </table:table-cell>
          <table:table-cell table:style-name="ce31" table:formula="of:=SUM([.C9:.E9])" office:value-type="float" office:value="21" calcext:value-type="float">
            <text:p>21</text:p>
          </table:table-cell>
          <table:table-cell table:style-name="ce31" table:formula="of:=SUM([.G9:.K9])" office:value-type="float" office:value="28" calcext:value-type="float">
            <text:p>28</text:p>
          </table:table-cell>
          <table:table-cell table:style-name="ce45" table:formula="of:=SUM([.H9:.J9])" office:value-type="float" office:value="19" calcext:value-type="float">
            <text:p>19</text:p>
          </table:table-cell>
          <table:table-cell table:formula="of:=[.L9]-[.B9]" office:value-type="float" office:value="28" calcext:value-type="float">
            <text:p>28</text:p>
          </table:table-cell>
          <table:table-cell table:formula="of:=[.N9]-[.K9]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0:.F10])" office:value-type="float" office:value="28" calcext:value-type="float">
            <text:p>28</text:p>
          </table:table-cell>
          <table:table-cell table:style-name="ce31" table:formula="of:=SUM([.C10:.E10])" office:value-type="float" office:value="18" calcext:value-type="float">
            <text:p>18</text:p>
          </table:table-cell>
          <table:table-cell table:style-name="ce31" table:formula="of:=SUM([.G10:.K10])" office:value-type="float" office:value="28" calcext:value-type="float">
            <text:p>28</text:p>
          </table:table-cell>
          <table:table-cell table:style-name="ce45" table:formula="of:=SUM([.H10:.J10])" office:value-type="float" office:value="19" calcext:value-type="float">
            <text:p>19</text:p>
          </table:table-cell>
          <table:table-cell table:formula="of:=[.L10]-[.B10]" office:value-type="float" office:value="24" calcext:value-type="float">
            <text:p>24</text:p>
          </table:table-cell>
          <table:table-cell table:formula="of:=[.N10]-[.K10]" office:value-type="float" office:value="27" calcext:value-type="float">
            <text:p>27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1:.F11])" office:value-type="float" office:value="32" calcext:value-type="float">
            <text:p>32</text:p>
          </table:table-cell>
          <table:table-cell table:style-name="ce31" table:formula="of:=SUM([.C11:.E11])" office:value-type="float" office:value="19" calcext:value-type="float">
            <text:p>19</text:p>
          </table:table-cell>
          <table:table-cell table:style-name="ce31" table:formula="of:=SUM([.G11:.K11])" office:value-type="float" office:value="32" calcext:value-type="float">
            <text:p>32</text:p>
          </table:table-cell>
          <table:table-cell table:style-name="ce45" table:formula="of:=SUM([.H11:.J11])" office:value-type="float" office:value="18" calcext:value-type="float">
            <text:p>18</text:p>
          </table:table-cell>
          <table:table-cell table:formula="of:=[.L11]-[.B11]" office:value-type="float" office:value="28" calcext:value-type="float">
            <text:p>28</text:p>
          </table:table-cell>
          <table:table-cell table:formula="of:=[.N11]-[.K11]" office:value-type="float" office:value="28" calcext:value-type="float">
            <text:p>28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2:.F12])" office:value-type="float" office:value="28" calcext:value-type="float">
            <text:p>28</text:p>
          </table:table-cell>
          <table:table-cell table:style-name="ce31" table:formula="of:=SUM([.C12:.E12])" office:value-type="float" office:value="19" calcext:value-type="float">
            <text:p>19</text:p>
          </table:table-cell>
          <table:table-cell table:style-name="ce31" table:formula="of:=SUM([.G12:.K12])" office:value-type="float" office:value="27" calcext:value-type="float">
            <text:p>27</text:p>
          </table:table-cell>
          <table:table-cell table:style-name="ce45" table:formula="of:=SUM([.H12:.J12])" office:value-type="float" office:value="18" calcext:value-type="float">
            <text:p>18</text:p>
          </table:table-cell>
          <table:table-cell table:formula="of:=[.L12]-[.B12]" office:value-type="float" office:value="25" calcext:value-type="float">
            <text:p>25</text:p>
          </table:table-cell>
          <table:table-cell table:formula="of:=[.N12]-[.K12]" office:value-type="float" office:value="26" calcext:value-type="float">
            <text:p>26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3:.F13])" office:value-type="float" office:value="26" calcext:value-type="float">
            <text:p>26</text:p>
          </table:table-cell>
          <table:table-cell table:style-name="ce31" table:formula="of:=SUM([.C13:.E13])" office:value-type="float" office:value="16" calcext:value-type="float">
            <text:p>16</text:p>
          </table:table-cell>
          <table:table-cell table:style-name="ce31" table:formula="of:=SUM([.G13:.K13])" office:value-type="float" office:value="26" calcext:value-type="float">
            <text:p>26</text:p>
          </table:table-cell>
          <table:table-cell table:style-name="ce45" table:formula="of:=SUM([.H13:.J13])" office:value-type="float" office:value="18" calcext:value-type="float">
            <text:p>18</text:p>
          </table:table-cell>
          <table:table-cell table:formula="of:=[.L13]-[.B13]" office:value-type="float" office:value="22" calcext:value-type="float">
            <text:p>22</text:p>
          </table:table-cell>
          <table:table-cell table:formula="of:=[.N13]-[.K13]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4:.F14])" office:value-type="float" office:value="26" calcext:value-type="float">
            <text:p>26</text:p>
          </table:table-cell>
          <table:table-cell table:style-name="ce31" table:formula="of:=SUM([.C14:.E14])" office:value-type="float" office:value="15" calcext:value-type="float">
            <text:p>15</text:p>
          </table:table-cell>
          <table:table-cell table:style-name="ce31" table:formula="of:=SUM([.G14:.K14])" office:value-type="float" office:value="28" calcext:value-type="float">
            <text:p>28</text:p>
          </table:table-cell>
          <table:table-cell table:style-name="ce45" table:formula="of:=SUM([.H14:.J14])" office:value-type="float" office:value="20" calcext:value-type="float">
            <text:p>20</text:p>
          </table:table-cell>
          <table:table-cell table:formula="of:=[.L14]-[.B14]" office:value-type="float" office:value="22" calcext:value-type="float">
            <text:p>22</text:p>
          </table:table-cell>
          <table:table-cell table:formula="of:=[.N14]-[.K14]" office:value-type="float" office:value="27" calcext:value-type="float">
            <text:p>27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3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1" table:formula="of:=SUM([.B15:.F15])" office:value-type="float" office:value="30" calcext:value-type="float">
            <text:p>30</text:p>
          </table:table-cell>
          <table:table-cell table:style-name="ce31" table:formula="of:=SUM([.C15:.E15])" office:value-type="float" office:value="18" calcext:value-type="float">
            <text:p>18</text:p>
          </table:table-cell>
          <table:table-cell table:style-name="ce31" table:formula="of:=SUM([.G15:.K15])" office:value-type="float" office:value="29" calcext:value-type="float">
            <text:p>29</text:p>
          </table:table-cell>
          <table:table-cell table:style-name="ce45" table:formula="of:=SUM([.H15:.J15])" office:value-type="float" office:value="17" calcext:value-type="float">
            <text:p>17</text:p>
          </table:table-cell>
          <table:table-cell table:formula="of:=[.L15]-[.B15]" office:value-type="float" office:value="25" calcext:value-type="float">
            <text:p>25</text:p>
          </table:table-cell>
          <table:table-cell table:formula="of:=[.N15]-[.K15]" office:value-type="float" office:value="24" calcext:value-type="float">
            <text:p>24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1" table:formula="of:=SUM([.B16:.F16])" office:value-type="float" office:value="25" calcext:value-type="float">
            <text:p>25</text:p>
          </table:table-cell>
          <table:table-cell table:style-name="ce31" table:formula="of:=SUM([.C16:.E16])" office:value-type="float" office:value="17" calcext:value-type="float">
            <text:p>17</text:p>
          </table:table-cell>
          <table:table-cell table:style-name="ce31" table:formula="of:=SUM([.G16:.K16])" office:value-type="float" office:value="29" calcext:value-type="float">
            <text:p>29</text:p>
          </table:table-cell>
          <table:table-cell table:style-name="ce45" table:formula="of:=SUM([.H16:.J16])" office:value-type="float" office:value="17" calcext:value-type="float">
            <text:p>17</text:p>
          </table:table-cell>
          <table:table-cell table:formula="of:=[.L16]-[.B16]" office:value-type="float" office:value="23" calcext:value-type="float">
            <text:p>23</text:p>
          </table:table-cell>
          <table:table-cell table:formula="of:=[.N16]-[.K16]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7:.F17])" office:value-type="float" office:value="24" calcext:value-type="float">
            <text:p>24</text:p>
          </table:table-cell>
          <table:table-cell table:style-name="ce31" table:formula="of:=SUM([.C17:.E17])" office:value-type="float" office:value="14" calcext:value-type="float">
            <text:p>14</text:p>
          </table:table-cell>
          <table:table-cell table:style-name="ce31" table:formula="of:=SUM([.G17:.K17])" office:value-type="float" office:value="29" calcext:value-type="float">
            <text:p>29</text:p>
          </table:table-cell>
          <table:table-cell table:style-name="ce45" table:formula="of:=SUM([.H17:.J17])" office:value-type="float" office:value="19" calcext:value-type="float">
            <text:p>19</text:p>
          </table:table-cell>
          <table:table-cell table:formula="of:=[.L17]-[.B17]" office:value-type="float" office:value="21" calcext:value-type="float">
            <text:p>21</text:p>
          </table:table-cell>
          <table:table-cell table:formula="of:=[.N17]-[.K17]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18:.F18])" office:value-type="float" office:value="26" calcext:value-type="float">
            <text:p>26</text:p>
          </table:table-cell>
          <table:table-cell table:style-name="ce31" table:formula="of:=SUM([.C18:.E18])" office:value-type="float" office:value="17" calcext:value-type="float">
            <text:p>17</text:p>
          </table:table-cell>
          <table:table-cell table:style-name="ce31" table:formula="of:=SUM([.G18:.K18])" office:value-type="float" office:value="31" calcext:value-type="float">
            <text:p>31</text:p>
          </table:table-cell>
          <table:table-cell table:style-name="ce45" table:formula="of:=SUM([.H18:.J18])" office:value-type="float" office:value="18" calcext:value-type="float">
            <text:p>18</text:p>
          </table:table-cell>
          <table:table-cell table:formula="of:=[.L18]-[.B18]" office:value-type="float" office:value="22" calcext:value-type="float">
            <text:p>22</text:p>
          </table:table-cell>
          <table:table-cell table:formula="of:=[.N18]-[.K18]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19:.F19])" office:value-type="float" office:value="28" calcext:value-type="float">
            <text:p>28</text:p>
          </table:table-cell>
          <table:table-cell table:style-name="ce31" table:formula="of:=SUM([.C19:.E19])" office:value-type="float" office:value="17" calcext:value-type="float">
            <text:p>17</text:p>
          </table:table-cell>
          <table:table-cell table:style-name="ce31" table:formula="of:=SUM([.G19:.K19])" office:value-type="float" office:value="28" calcext:value-type="float">
            <text:p>28</text:p>
          </table:table-cell>
          <table:table-cell table:style-name="ce45" table:formula="of:=SUM([.H19:.J19])" office:value-type="float" office:value="18" calcext:value-type="float">
            <text:p>18</text:p>
          </table:table-cell>
          <table:table-cell table:formula="of:=[.L19]-[.B19]" office:value-type="float" office:value="24" calcext:value-type="float">
            <text:p>24</text:p>
          </table:table-cell>
          <table:table-cell table:formula="of:=[.N19]-[.K19]" office:value-type="float" office:value="26" calcext:value-type="float">
            <text:p>26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20:.F20])" office:value-type="float" office:value="25" calcext:value-type="float">
            <text:p>25</text:p>
          </table:table-cell>
          <table:table-cell table:style-name="ce31" table:formula="of:=SUM([.C20:.E20])" office:value-type="float" office:value="15" calcext:value-type="float">
            <text:p>15</text:p>
          </table:table-cell>
          <table:table-cell table:style-name="ce31" table:formula="of:=SUM([.G20:.K20])" office:value-type="float" office:value="27" calcext:value-type="float">
            <text:p>27</text:p>
          </table:table-cell>
          <table:table-cell table:style-name="ce45" table:formula="of:=SUM([.H20:.J20])" office:value-type="float" office:value="18" calcext:value-type="float">
            <text:p>18</text:p>
          </table:table-cell>
          <table:table-cell table:formula="of:=[.L20]-[.B20]" office:value-type="float" office:value="22" calcext:value-type="float">
            <text:p>22</text:p>
          </table:table-cell>
          <table:table-cell table:formula="of:=[.N20]-[.K20]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21:.F21])" office:value-type="float" office:value="24" calcext:value-type="float">
            <text:p>24</text:p>
          </table:table-cell>
          <table:table-cell table:style-name="ce31" table:formula="of:=SUM([.C21:.E21])" office:value-type="float" office:value="19" calcext:value-type="float">
            <text:p>19</text:p>
          </table:table-cell>
          <table:table-cell table:style-name="ce31" table:formula="of:=SUM([.G21:.K21])" office:value-type="float" office:value="30" calcext:value-type="float">
            <text:p>30</text:p>
          </table:table-cell>
          <table:table-cell table:style-name="ce45" table:formula="of:=SUM([.H21:.J21])" office:value-type="float" office:value="19" calcext:value-type="float">
            <text:p>19</text:p>
          </table:table-cell>
          <table:table-cell table:formula="of:=[.L21]-[.B21]" office:value-type="float" office:value="21" calcext:value-type="float">
            <text:p>21</text:p>
          </table:table-cell>
          <table:table-cell table:formula="of:=[.N21]-[.K21]" office:value-type="float" office:value="26" calcext:value-type="float">
            <text:p>26</text:p>
          </table:table-cell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1" table:formula="of:=SUM([.B22:.F22])" office:value-type="float" office:value="28" calcext:value-type="float">
            <text:p>28</text:p>
          </table:table-cell>
          <table:table-cell table:style-name="ce31" table:formula="of:=SUM([.C22:.E22])" office:value-type="float" office:value="15" calcext:value-type="float">
            <text:p>15</text:p>
          </table:table-cell>
          <table:table-cell table:style-name="ce31" table:formula="of:=SUM([.G22:.K22])" office:value-type="float" office:value="29" calcext:value-type="float">
            <text:p>29</text:p>
          </table:table-cell>
          <table:table-cell table:style-name="ce45" table:formula="of:=SUM([.H22:.J22])" office:value-type="float" office:value="14" calcext:value-type="float">
            <text:p>14</text:p>
          </table:table-cell>
          <table:table-cell table:formula="of:=[.L22]-[.B22]" office:value-type="float" office:value="25" calcext:value-type="float">
            <text:p>25</text:p>
          </table:table-cell>
          <table:table-cell table:formula="of:=[.N22]-[.K22]" office:value-type="float" office:value="22" calcext:value-type="float">
            <text:p>22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23:.F23])" office:value-type="float" office:value="25" calcext:value-type="float">
            <text:p>25</text:p>
          </table:table-cell>
          <table:table-cell table:style-name="ce31" table:formula="of:=SUM([.C23:.E23])" office:value-type="float" office:value="16" calcext:value-type="float">
            <text:p>16</text:p>
          </table:table-cell>
          <table:table-cell table:style-name="ce31" table:formula="of:=SUM([.G23:.K23])" office:value-type="float" office:value="29" calcext:value-type="float">
            <text:p>29</text:p>
          </table:table-cell>
          <table:table-cell table:style-name="ce45" table:formula="of:=SUM([.H23:.J23])" office:value-type="float" office:value="19" calcext:value-type="float">
            <text:p>19</text:p>
          </table:table-cell>
          <table:table-cell table:formula="of:=[.L23]-[.B23]" office:value-type="float" office:value="22" calcext:value-type="float">
            <text:p>22</text:p>
          </table:table-cell>
          <table:table-cell table:formula="of:=[.N23]-[.K23]" office:value-type="float" office:value="26" calcext:value-type="float">
            <text:p>26</text:p>
          </table:table-cell>
        </table:table-row>
        <table:table-row table:style-name="ro1">
          <table:table-cell table:style-name="ce19" office:value-type="string" calcext:value-type="string">
            <text:p>Media</text:p>
          </table:table-cell>
          <table:table-cell table:style-name="ce24" table:formula="of:=AVERAGE([.B4:.B23])" office:value-type="float" office:value="3.75" calcext:value-type="float">
            <text:p>3.75</text:p>
          </table:table-cell>
          <table:table-cell table:style-name="ce30" table:formula="of:=AVERAGE([.C4:.C23])" office:value-type="float" office:value="5.1" calcext:value-type="float">
            <text:p>5.1</text:p>
          </table:table-cell>
          <table:table-cell table:style-name="ce30" table:formula="of:=AVERAGE([.D4:.D23])" office:value-type="float" office:value="7.2" calcext:value-type="float">
            <text:p>7.2</text:p>
          </table:table-cell>
          <table:table-cell table:style-name="ce30" table:formula="of:=AVERAGE([.E4:.E23])" office:value-type="float" office:value="4.7" calcext:value-type="float">
            <text:p>4.7</text:p>
          </table:table-cell>
          <table:table-cell table:style-name="ce30" table:formula="of:=AVERAGE([.F4:.F23])" office:value-type="float" office:value="6.55" calcext:value-type="float">
            <text:p>6.55</text:p>
          </table:table-cell>
          <table:table-cell table:style-name="ce38" table:formula="of:=AVERAGE([.G4:.G23])" office:value-type="float" office:value="7.5" calcext:value-type="float">
            <text:p>7.5</text:p>
          </table:table-cell>
          <table:table-cell table:style-name="ce38" table:formula="of:=AVERAGE([.H4:.H23])" office:value-type="float" office:value="7.6" calcext:value-type="float">
            <text:p>7.6</text:p>
          </table:table-cell>
          <table:table-cell table:style-name="ce38" table:formula="of:=AVERAGE([.I4:.I23])" office:value-type="float" office:value="6.8" calcext:value-type="float">
            <text:p>6.8</text:p>
          </table:table-cell>
          <table:table-cell table:style-name="ce38" table:formula="of:=AVERAGE([.J4:.J23])" office:value-type="float" office:value="3.55" calcext:value-type="float">
            <text:p>3.55</text:p>
          </table:table-cell>
          <table:table-cell table:style-name="ce38" table:formula="of:=AVERAGE([.K4:.K23])" office:value-type="float" office:value="3.1" calcext:value-type="float">
            <text:p>3.1</text:p>
          </table:table-cell>
          <table:table-cell table:style-name="ce30" table:formula="of:=AVERAGE([.L4:.L23])" office:value-type="float" office:value="27.3" calcext:value-type="float">
            <text:p>27.3</text:p>
          </table:table-cell>
          <table:table-cell table:style-name="ce30" table:formula="of:=AVERAGE([.M4:.M23])" office:value-type="float" office:value="17" calcext:value-type="float">
            <text:p>17</text:p>
          </table:table-cell>
          <table:table-cell table:style-name="ce30" table:formula="of:=AVERAGE([.N4:.N23])" office:value-type="float" office:value="28.55" calcext:value-type="float">
            <text:p>28.55</text:p>
          </table:table-cell>
          <table:table-cell table:style-name="ce44" table:formula="of:=AVERAGE([.O4:.O23])" office:value-type="float" office:value="17.95" calcext:value-type="float">
            <text:p>17.95</text:p>
          </table:table-cell>
          <table:table-cell table:style-name="ce44" table:formula="of:=AVERAGE([.P4:.P23])" office:value-type="float" office:value="23.55" calcext:value-type="float">
            <text:p>23.55</text:p>
          </table:table-cell>
          <table:table-cell table:style-name="ce44" table:formula="of:=AVERAGE([.Q4:.Q23])" office:value-type="float" office:value="25.45" calcext:value-type="float">
            <text:p>25.45</text:p>
          </table:table-cell>
        </table:table-row>
        <table:table-row table:style-name="ro4">
          <table:table-cell table:style-name="ce18" office:value-type="string" calcext:value-type="string">
            <text:p>Varianza</text:p>
          </table:table-cell>
          <table:table-cell table:style-name="ce25" table:formula="of:=VAR([.B4:.B23])" office:value-type="float" office:value="1.14473684210526" calcext:value-type="float">
            <text:p>1.1447368421</text:p>
          </table:table-cell>
          <table:table-cell table:style-name="ce31" table:formula="of:=VAR([.C4:.C23])" office:value-type="float" office:value="1.35789473684211" calcext:value-type="float">
            <text:p>1.3578947368</text:p>
          </table:table-cell>
          <table:table-cell table:style-name="ce31" table:formula="of:=VAR([.D4:.D23])" office:value-type="float" office:value="0.168421052631579" calcext:value-type="float">
            <text:p>0.1684210526</text:p>
          </table:table-cell>
          <table:table-cell table:style-name="ce31" table:formula="of:=VAR([.E4:.E23])" office:value-type="float" office:value="1.37894736842105" calcext:value-type="float">
            <text:p>1.3789473684</text:p>
          </table:table-cell>
          <table:table-cell table:style-name="ce31" table:formula="of:=VAR([.F4:.F23])" office:value-type="float" office:value="3.41842105263158" calcext:value-type="float">
            <text:p>3.4184210526</text:p>
          </table:table-cell>
          <table:table-cell table:style-name="ce39" table:formula="of:=VAR([.G4:.G23])" office:value-type="float" office:value="0.789473684210526" calcext:value-type="float">
            <text:p>0.7894736842</text:p>
          </table:table-cell>
          <table:table-cell table:style-name="ce39" table:formula="of:=VAR([.H4:.H23])" office:value-type="float" office:value="0.778947368421053" calcext:value-type="float">
            <text:p>0.7789473684</text:p>
          </table:table-cell>
          <table:table-cell table:style-name="ce39" table:formula="of:=VAR([.I4:.I23])" office:value-type="float" office:value="0.273684210526316" calcext:value-type="float">
            <text:p>0.2736842105</text:p>
          </table:table-cell>
          <table:table-cell table:style-name="ce39" table:formula="of:=VAR([.J4:.J23])" office:value-type="float" office:value="0.471052631578948" calcext:value-type="float">
            <text:p>0.4710526316</text:p>
          </table:table-cell>
          <table:table-cell table:style-name="ce39" table:formula="of:=VAR([.K4:.K23])" office:value-type="float" office:value="3.98947368421053" calcext:value-type="float">
            <text:p>3.9894736842</text:p>
          </table:table-cell>
          <table:table-cell table:style-name="ce31" table:formula="of:=VAR([.L4:.L23])" office:value-type="float" office:value="5.06315789473684" calcext:value-type="float">
            <text:p>5.0631578947</text:p>
          </table:table-cell>
          <table:table-cell table:style-name="ce31" table:formula="of:=VAR([.M4:.M23])" office:value-type="float" office:value="3.57894736842105" calcext:value-type="float">
            <text:p>3.5789473684</text:p>
          </table:table-cell>
          <table:table-cell table:style-name="ce31" table:formula="of:=VAR([.N4:.N23])" office:value-type="float" office:value="2.99736842105263" calcext:value-type="float">
            <text:p>2.9973684211</text:p>
          </table:table-cell>
          <table:table-cell table:style-name="ce45" table:formula="of:=VAR([.O4:.O23])" office:value-type="float" office:value="2.57631578947368" calcext:value-type="float">
            <text:p>2.5763157895</text:p>
          </table:table-cell>
          <table:table-cell table:style-name="ce45" table:formula="of:=VAR([.P4:.P23])" office:value-type="float" office:value="4.57631578947368" calcext:value-type="float">
            <text:p>4.5763157895</text:p>
          </table:table-cell>
          <table:table-cell table:style-name="ce45" table:formula="of:=VAR([.Q4:.Q23])" office:value-type="float" office:value="2.47105263157895" calcext:value-type="float">
            <text:p>2.4710526316</text:p>
          </table:table-cell>
        </table:table-row>
        <table:table-row table:style-name="ro4">
          <table:table-cell table:style-name="ce18" office:value-type="string" calcext:value-type="string">
            <text:p>Desv. Est.</text:p>
          </table:table-cell>
          <table:table-cell table:style-name="ce25" table:formula="of:=SQRT([.B25])" office:value-type="float" office:value="1.06992375527664" calcext:value-type="float">
            <text:p>1.0699237553</text:p>
          </table:table-cell>
          <table:table-cell table:style-name="ce31" table:formula="of:=SQRT([.C25])" office:value-type="float" office:value="1.16528740525336" calcext:value-type="float">
            <text:p>1.1652874053</text:p>
          </table:table-cell>
          <table:table-cell table:style-name="ce31" table:formula="of:=SQRT([.D25])" office:value-type="float" office:value="0.410391340834062" calcext:value-type="float">
            <text:p>0.4103913408</text:p>
          </table:table-cell>
          <table:table-cell table:style-name="ce31" table:formula="of:=SQRT([.E25])" office:value-type="float" office:value="1.1742858972248" calcext:value-type="float">
            <text:p>1.1742858972</text:p>
          </table:table-cell>
          <table:table-cell table:style-name="ce31" table:formula="of:=SQRT([.F25])" office:value-type="float" office:value="1.84889725312998" calcext:value-type="float">
            <text:p>1.8488972531</text:p>
          </table:table-cell>
          <table:table-cell table:style-name="ce39" table:formula="of:=SQRT([.G25])" office:value-type="float" office:value="0.888523316638639" calcext:value-type="float">
            <text:p>0.8885233166</text:p>
          </table:table-cell>
          <table:table-cell table:style-name="ce39" table:formula="of:=SQRT([.H25])" office:value-type="float" office:value="0.882579950158088" calcext:value-type="float">
            <text:p>0.8825799502</text:p>
          </table:table-cell>
          <table:table-cell table:style-name="ce39" table:formula="of:=SQRT([.I25])" office:value-type="float" office:value="0.523148363780597" calcext:value-type="float">
            <text:p>0.5231483638</text:p>
          </table:table-cell>
          <table:table-cell table:style-name="ce39" table:formula="of:=SQRT([.J25])" office:value-type="float" office:value="0.68633274115326" calcext:value-type="float">
            <text:p>0.6863327412</text:p>
          </table:table-cell>
          <table:table-cell table:style-name="ce39" table:formula="of:=SQRT([.K25])" office:value-type="float" office:value="1.99736668746891" calcext:value-type="float">
            <text:p>1.9973666875</text:p>
          </table:table-cell>
          <table:table-cell table:style-name="ce31" table:formula="of:=SQRT([.L25])" office:value-type="float" office:value="2.25014619408092" calcext:value-type="float">
            <text:p>2.2501461941</text:p>
          </table:table-cell>
          <table:table-cell table:style-name="ce31" table:formula="of:=SQRT([.M25])" office:value-type="float" office:value="1.89181060585383" calcext:value-type="float">
            <text:p>1.8918106059</text:p>
          </table:table-cell>
          <table:table-cell table:style-name="ce31" table:formula="of:=SQRT([.N25])" office:value-type="float" office:value="1.73129096949433" calcext:value-type="float">
            <text:p>1.7312909695</text:p>
          </table:table-cell>
          <table:table-cell table:style-name="ce45" table:formula="of:=SQRT([.O25])" office:value-type="float" office:value="1.60509058606475" calcext:value-type="float">
            <text:p>1.6050905861</text:p>
          </table:table-cell>
          <table:table-cell table:style-name="ce45" table:formula="of:=SQRT([.P25])" office:value-type="float" office:value="2.13923252347043" calcext:value-type="float">
            <text:p>2.1392325235</text:p>
          </table:table-cell>
          <table:table-cell table:style-name="ce45" table:formula="of:=SQRT([.Q25])" office:value-type="float" office:value="1.57195821559574" calcext:value-type="float">
            <text:p>1.5719582156</text:p>
          </table:table-cell>
        </table:table-row>
        <table:table-row table:style-name="ro4">
          <table:table-cell table:style-name="ce18" office:value-type="string" calcext:value-type="string">
            <text:p>Máximo</text:p>
          </table:table-cell>
          <table:table-cell table:style-name="ce25" table:formula="of:=MAX([.B4:.B23])" office:value-type="float" office:value="6" calcext:value-type="float">
            <text:p>6</text:p>
          </table:table-cell>
          <table:table-cell table:style-name="ce31" table:formula="of:=MAX([.C4:.C23])" office:value-type="float" office:value="7" calcext:value-type="float">
            <text:p>7</text:p>
          </table:table-cell>
          <table:table-cell table:style-name="ce31" table:formula="of:=MAX([.D4:.D23])" office:value-type="float" office:value="8" calcext:value-type="float">
            <text:p>8</text:p>
          </table:table-cell>
          <table:table-cell table:style-name="ce31" table:formula="of:=MAX([.E4:.E23])" office:value-type="float" office:value="7" calcext:value-type="float">
            <text:p>7</text:p>
          </table:table-cell>
          <table:table-cell table:style-name="ce31" table:formula="of:=MAX([.F4:.F23])" office:value-type="float" office:value="10" calcext:value-type="float">
            <text:p>10</text:p>
          </table:table-cell>
          <table:table-cell table:style-name="ce39" table:formula="of:=MAX([.G4:.G23])" office:value-type="float" office:value="10" calcext:value-type="float">
            <text:p>10</text:p>
          </table:table-cell>
          <table:table-cell table:style-name="ce39" table:formula="of:=MAX([.H4:.H23])" office:value-type="float" office:value="9" calcext:value-type="float">
            <text:p>9</text:p>
          </table:table-cell>
          <table:table-cell table:style-name="ce39" table:formula="of:=MAX([.I4:.I23])" office:value-type="float" office:value="8" calcext:value-type="float">
            <text:p>8</text:p>
          </table:table-cell>
          <table:table-cell table:style-name="ce39" table:formula="of:=MAX([.J4:.J23])" office:value-type="float" office:value="4" calcext:value-type="float">
            <text:p>4</text:p>
          </table:table-cell>
          <table:table-cell table:style-name="ce39" table:formula="of:=MAX([.K4:.K23])" office:value-type="float" office:value="7" calcext:value-type="float">
            <text:p>7</text:p>
          </table:table-cell>
          <table:table-cell table:style-name="ce31" table:formula="of:=MAX([.L4:.L23])" office:value-type="float" office:value="32" calcext:value-type="float">
            <text:p>32</text:p>
          </table:table-cell>
          <table:table-cell table:style-name="ce31" table:formula="of:=MAX([.M4:.M23])" office:value-type="float" office:value="21" calcext:value-type="float">
            <text:p>21</text:p>
          </table:table-cell>
          <table:table-cell table:style-name="ce31" table:formula="of:=MAX([.N4:.N23])" office:value-type="float" office:value="32" calcext:value-type="float">
            <text:p>32</text:p>
          </table:table-cell>
          <table:table-cell table:style-name="ce45" table:formula="of:=MAX([.O4:.O23])" office:value-type="float" office:value="20" calcext:value-type="float">
            <text:p>20</text:p>
          </table:table-cell>
          <table:table-cell table:style-name="ce45" table:formula="of:=MAX([.P4:.P23])" office:value-type="float" office:value="28" calcext:value-type="float">
            <text:p>28</text:p>
          </table:table-cell>
          <table:table-cell table:style-name="ce45" table:formula="of:=MAX([.Q4:.Q23])" office:value-type="float" office:value="28" calcext:value-type="float">
            <text:p>28</text:p>
          </table:table-cell>
        </table:table-row>
        <table:table-row table:style-name="ro4">
          <table:table-cell table:style-name="ce20" office:value-type="string" calcext:value-type="string">
            <text:p>Mínimo</text:p>
          </table:table-cell>
          <table:table-cell table:style-name="ce26" table:formula="of:=MIN([.B4:.B23])" office:value-type="float" office:value="2" calcext:value-type="float">
            <text:p>2</text:p>
          </table:table-cell>
          <table:table-cell table:style-name="ce32" table:formula="of:=MIN([.C4:.C23])" office:value-type="float" office:value="4" calcext:value-type="float">
            <text:p>4</text:p>
          </table:table-cell>
          <table:table-cell table:style-name="ce32" table:formula="of:=MIN([.D4:.D23])" office:value-type="float" office:value="7" calcext:value-type="float">
            <text:p>7</text:p>
          </table:table-cell>
          <table:table-cell table:style-name="ce32" table:formula="of:=MIN([.E4:.E23])" office:value-type="float" office:value="3" calcext:value-type="float">
            <text:p>3</text:p>
          </table:table-cell>
          <table:table-cell table:style-name="ce32" table:formula="of:=MIN([.F4:.F23])" office:value-type="float" office:value="2" calcext:value-type="float">
            <text:p>2</text:p>
          </table:table-cell>
          <table:table-cell table:style-name="ce40" table:formula="of:=MIN([.G4:.G23])" office:value-type="float" office:value="6" calcext:value-type="float">
            <text:p>6</text:p>
          </table:table-cell>
          <table:table-cell table:style-name="ce40" table:formula="of:=MIN([.H4:.H23])" office:value-type="float" office:value="5" calcext:value-type="float">
            <text:p>5</text:p>
          </table:table-cell>
          <table:table-cell table:style-name="ce40" table:formula="of:=MIN([.I4:.I23])" office:value-type="float" office:value="6" calcext:value-type="float">
            <text:p>6</text:p>
          </table:table-cell>
          <table:table-cell table:style-name="ce40" table:formula="of:=MIN([.J4:.J23])" office:value-type="float" office:value="2" calcext:value-type="float">
            <text:p>2</text:p>
          </table:table-cell>
          <table:table-cell table:style-name="ce40" table:formula="of:=MIN([.K4:.K23])" office:value-type="float" office:value="1" calcext:value-type="float">
            <text:p>1</text:p>
          </table:table-cell>
          <table:table-cell table:style-name="ce32" table:formula="of:=MIN([.L4:.L23])" office:value-type="float" office:value="24" calcext:value-type="float">
            <text:p>24</text:p>
          </table:table-cell>
          <table:table-cell table:style-name="ce32" table:formula="of:=MIN([.M4:.M23])" office:value-type="float" office:value="14" calcext:value-type="float">
            <text:p>14</text:p>
          </table:table-cell>
          <table:table-cell table:style-name="ce32" table:formula="of:=MIN([.N4:.N23])" office:value-type="float" office:value="26" calcext:value-type="float">
            <text:p>26</text:p>
          </table:table-cell>
          <table:table-cell table:style-name="ce46" table:formula="of:=MIN([.O4:.O23])" office:value-type="float" office:value="14" calcext:value-type="float">
            <text:p>14</text:p>
          </table:table-cell>
          <table:table-cell table:style-name="ce46" table:formula="of:=MIN([.P4:.P23])" office:value-type="float" office:value="20" calcext:value-type="float">
            <text:p>20</text:p>
          </table:table-cell>
          <table:table-cell table:style-name="ce46" table:formula="of:=MIN([.Q4:.Q23])" office:value-type="float" office:value="22" calcext:value-type="float">
            <text:p>22</text:p>
          </table:table-cell>
        </table:table-row>
        <table:table-row table:style-name="ro1">
          <table:table-cell table:number-columns-repeated="17"/>
        </table:table-row>
        <table:table-row table:style-name="ro3">
          <table:table-cell/>
          <table:table-cell office:value-type="string" calcext:value-type="string">
            <text:p>Interseccion</text:p>
          </table:table-cell>
          <table:table-cell office:value-type="string" calcext:value-type="string">
            <text:p>Pirómetro 2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Interseccion</text:p>
          </table:table-cell>
          <table:table-cell office:value-type="string" calcext:value-type="string">
            <text:p>Pirómetro 2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Media</text:p>
          </table:table-cell>
          <table:table-cell table:formula="of:=SUM([.C24:.E24])" office:value-type="float" office:value="17" calcext:value-type="float">
            <text:p>17</text:p>
          </table:table-cell>
          <table:table-cell table:formula="of:=[.F24]" office:value-type="float" office:value="6.55" calcext:value-type="float">
            <text:p>6.55</text:p>
          </table:table-cell>
          <table:table-cell table:formula="of:=SUM([.B31:.C31])" office:value-type="float" office:value="23.55" calcext:value-type="float">
            <text:p>23.55</text:p>
          </table:table-cell>
          <table:table-cell table:number-columns-repeated="2"/>
          <table:table-cell table:formula="of:=SUM([.H24:.J24])" office:value-type="float" office:value="17.95" calcext:value-type="float">
            <text:p>17.95</text:p>
          </table:table-cell>
          <table:table-cell table:formula="of:=[.K24]" office:value-type="float" office:value="3.1" calcext:value-type="float">
            <text:p>3.1</text:p>
          </table:table-cell>
          <table:table-cell table:formula="of:=SUM([.G31:.H31])" office:value-type="float" office:value="21.05" calcext:value-type="float">
            <text:p>21.05</text:p>
          </table:table-cell>
          <table:table-cell table:number-columns-repeated="8"/>
        </table:table-row>
        <table:table-row table:style-name="ro3">
          <table:table-cell table:style-name="ce18" office:value-type="string" calcext:value-type="string">
            <text:p>Varianza</text:p>
          </table:table-cell>
          <table:table-cell table:number-columns-repeated="16"/>
        </table:table-row>
        <table:table-row table:style-name="ro3">
          <table:table-cell table:style-name="ce18" office:value-type="string" calcext:value-type="string">
            <text:p>Desv. Est.</text:p>
          </table:table-cell>
          <table:table-cell table:number-columns-repeated="16"/>
        </table:table-row>
        <table:table-row table:style-name="ro3">
          <table:table-cell table:style-name="ce18" office:value-type="string" calcext:value-type="string">
            <text:p>Máximo</text:p>
          </table:table-cell>
          <table:table-cell table:number-columns-repeated="16"/>
        </table:table-row>
        <table:table-row table:style-name="ro3">
          <table:table-cell table:style-name="ce20" office:value-type="string" calcext:value-type="string">
            <text:p>Mínimo</text:p>
          </table:table-cell>
          <table:table-cell table:number-columns-repeated="16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esultados" table:style-name="ta1">
        <table:table-column table:style-name="co1" table:number-columns-repeated="2" table:default-cell-style-name="ce50"/>
        <table:table-column table:style-name="co3" table:default-cell-style-name="ce50"/>
        <table:table-column table:style-name="co1" table:default-cell-style-name="Default"/>
        <table:table-column table:style-name="co1" table:number-columns-repeated="2" table:default-cell-style-name="ce50"/>
        <table:table-column table:style-name="co3" table:default-cell-style-name="ce50"/>
        <table:table-row table:style-name="ro3">
          <table:table-cell table:style-name="ce47" office:value-type="string" calcext:value-type="string" table:number-columns-spanned="7" table:number-rows-spanned="1">
            <text:p>El paciente entra solo y sale solo</text:p>
          </table:table-cell>
          <table:covered-table-cell table:number-columns-repeated="3"/>
          <table:covered-table-cell table:style-name="ce48"/>
          <table:covered-table-cell table:number-columns-repeated="2"/>
        </table:table-row>
        <table:table-row table:style-name="ro3">
          <table:table-cell table:style-name="ce48" office:value-type="string" calcext:value-type="string" table:number-columns-spanned="3" table:number-rows-spanned="1">
            <text:p>Entrada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Salida</text:p>
          </table:table-cell>
          <table:covered-table-cell table:number-columns-repeated="2"/>
        </table:table-row>
        <table:table-row table:style-name="ro3"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  <table:table-cell table:style-name="ce52"/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B4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F4]" office:value-type="float" office:value="4" calcext:value-type="float">
            <text:p>4</text:p>
          </table:table-cell>
        </table:table-row>
        <table:table-row table:style-name="ro1">
          <table:table-cell table:formula="of:=[.A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B5]" office:value-type="float" office:value="3" calcext:value-type="float">
            <text:p>3</text:p>
          </table:table-cell>
          <table:table-cell/>
          <table:table-cell table:formula="of:=[.E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F5]" office:value-type="float" office:value="3" calcext:value-type="float">
            <text:p>3</text:p>
          </table:table-cell>
        </table:table-row>
        <table:table-row table:style-name="ro1">
          <table:table-cell table:formula="of:=[.A5]+0.1"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11-[.B6]" office:value-type="float" office:value="1" calcext:value-type="float">
            <text:p>1</text:p>
          </table:table-cell>
          <table:table-cell/>
          <table:table-cell table:formula="of:=[.E5]+0.1"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11-[.F6]" office:value-type="float" office:value="3" calcext:value-type="float">
            <text:p>3</text:p>
          </table:table-cell>
        </table:table-row>
        <table:table-row table:style-name="ro1">
          <table:table-cell table:formula="of:=[.A6]+0.1"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table:formula="of:=11-[.B7]" office:value-type="float" office:value="1" calcext:value-type="float">
            <text:p>1</text:p>
          </table:table-cell>
          <table:table-cell/>
          <table:table-cell table:formula="of:=[.E6]+0.1"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formula="of:=11-[.F7]" office:value-type="float" office:value="3" calcext:value-type="float">
            <text:p>3</text:p>
          </table:table-cell>
        </table:table-row>
        <table:table-row table:style-name="ro1">
          <table:table-cell table:formula="of:=[.A7]+0.1"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table:formula="of:=11-[.B8]" office:value-type="float" office:value="1" calcext:value-type="float">
            <text:p>1</text:p>
          </table:table-cell>
          <table:table-cell/>
          <table:table-cell table:formula="of:=[.E7]+0.1"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table:formula="of:=11-[.F8]" office:value-type="float" office:value="3" calcext:value-type="float">
            <text:p>3</text:p>
          </table:table-cell>
        </table:table-row>
        <table:table-row table:style-name="ro1">
          <table:table-cell table:formula="of:=[.A8]+0.1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11-[.B9]" office:value-type="float" office:value="1" calcext:value-type="float">
            <text:p>1</text:p>
          </table:table-cell>
          <table:table-cell/>
          <table:table-cell table:formula="of:=[.E8]+0.1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11-[.F9]" office:value-type="float" office:value="3" calcext:value-type="float">
            <text:p>3</text:p>
          </table:table-cell>
        </table:table-row>
        <table:table-row table:style-name="ro1">
          <table:table-cell table:formula="of:=[.A9]+0.1"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table:formula="of:=11-[.B10]" office:value-type="float" office:value="1" calcext:value-type="float">
            <text:p>1</text:p>
          </table:table-cell>
          <table:table-cell/>
          <table:table-cell table:formula="of:=[.E9]+0.1"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table:formula="of:=11-[.F10]" office:value-type="float" office:value="3" calcext:value-type="float">
            <text:p>3</text:p>
          </table:table-cell>
        </table:table-row>
        <table:table-row table:style-name="ro1">
          <table:table-cell table:formula="of:=[.A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B11]" office:value-type="float" office:value="1" calcext:value-type="float">
            <text:p>1</text:p>
          </table:table-cell>
          <table:table-cell/>
          <table:table-cell table:formula="of:=[.E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F11]" office:value-type="float" office:value="1" calcext:value-type="float">
            <text:p>1</text:p>
          </table:table-cell>
        </table:table-row>
        <table:table-row table:style-name="ro1">
          <table:table-cell table:formula="of:=[.A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B12]" office:value-type="float" office:value="1" calcext:value-type="float">
            <text:p>1</text:p>
          </table:table-cell>
          <table:table-cell/>
          <table:table-cell table:formula="of:=[.E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F12]" office:value-type="float" office:value="1" calcext:value-type="float">
            <text:p>1</text:p>
          </table:table-cell>
        </table:table-row>
        <table:table-row table:style-name="ro1">
          <table:table-cell table:formula="of:=[.A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B13]" office:value-type="float" office:value="1" calcext:value-type="float">
            <text:p>1</text:p>
          </table:table-cell>
          <table:table-cell/>
          <table:table-cell table:formula="of:=[.E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F13]" office:value-type="float" office:value="1" calcext:value-type="float">
            <text:p>1</text:p>
          </table:table-cell>
        </table:table-row>
        <table:table-row table:style-name="ro1">
          <table:table-cell table:formula="of:=[.A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B14]" office:value-type="float" office:value="1" calcext:value-type="float">
            <text:p>1</text:p>
          </table:table-cell>
          <table:table-cell/>
          <table:table-cell table:formula="of:=[.E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F14]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</table:table>
      <table:table table:name="Sheet4" table:style-name="ta1">
        <table:table-column table:style-name="co4" table:default-cell-style-name="ce55"/>
        <table:table-column table:style-name="co5" table:default-cell-style-name="ce57"/>
        <table:table-column table:style-name="co1" table:default-cell-style-name="ce57"/>
        <table:table-column table:style-name="co1" table:default-cell-style-name="Default"/>
        <table:table-column table:style-name="co6" table:default-cell-style-name="ce58"/>
        <table:table-column table:style-name="co1" table:default-cell-style-name="ce57"/>
        <table:table-column table:style-name="co1" table:default-cell-style-name="ce59"/>
        <table:table-row table:style-name="ro3">
          <table:table-cell table:style-name="ce53" office:value-type="string" calcext:value-type="string" table:number-columns-spanned="3" table:number-rows-spanned="1">
            <text:p>01 Entra solo, sale solo</text:p>
          </table:table-cell>
          <table:covered-table-cell table:number-columns-repeated="2" table:style-name="ce50"/>
          <table:table-cell/>
          <table:table-cell table:style-name="ce53" office:value-type="string" calcext:value-type="string" table:number-columns-spanned="3" table:number-rows-spanned="1">
            <text:p>01 Entra solo, sale acompañado</text:p>
          </table:table-cell>
          <table:covered-table-cell table:number-columns-repeated="2" table:style-name="ce50"/>
        </table:table-row>
        <table:table-row table:style-name="ro3">
          <table:table-cell table:style-name="ce51"/>
          <table:table-cell table:style-name="ce56" office:value-type="string" calcext:value-type="string" table:number-columns-spanned="2" table:number-rows-spanned="1">
            <text:p>Resultado</text:p>
          </table:table-cell>
          <table:covered-table-cell table:style-name="ce51"/>
          <table:table-cell/>
          <table:table-cell table:style-name="ce51"/>
          <table:table-cell table:style-name="ce56" office:value-type="string" calcext:value-type="string" table:number-columns-spanned="2" table:number-rows-spanned="1">
            <text:p>Resultado</text:p>
          </table:table-cell>
          <table:covered-table-cell table:style-name="ce51"/>
        </table:table-row>
        <table:table-row table:style-name="ro3">
          <table:table-cell table:style-name="ce51" office:value-type="string" calcext:value-type="string">
            <text:p>No. Experimento</text:p>
          </table:table-cell>
          <table:table-cell table:style-name="ce51" office:value-type="string" calcext:value-type="string">
            <text:p>Positivo</text:p>
          </table:table-cell>
          <table:table-cell table:style-name="ce51" office:value-type="string" calcext:value-type="string">
            <text:p>Negativo</text:p>
          </table:table-cell>
          <table:table-cell/>
          <table:table-cell table:style-name="ce51" office:value-type="string" calcext:value-type="string">
            <text:p>No. Experimento</text:p>
          </table:table-cell>
          <table:table-cell table:style-name="ce51" office:value-type="string" calcext:value-type="string">
            <text:p>Positivo</text:p>
          </table:table-cell>
          <table:table-cell table:style-name="ce51" office:value-type="string" calcext:value-type="string">
            <text:p>Negativo</text:p>
          </table:table-cell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50" office:value-type="string" calcext:value-type="string">
            <text:p>Total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/>
          <table:table-cell table:style-name="ce50" office:value-type="string" calcext:value-type="string">
            <text:p>Total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0000-00-00T00:00:03.505872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5-09T13:28:52.760155958</dc:date>
    <dc:creator>zero </dc:creator>
    <meta:editing-duration>P1DT8H52M28S</meta:editing-duration>
    <meta:editing-cycles>19</meta:editing-cycles>
    <meta:generator>LibreOffice/4.1.3.2$Linux_X86_64 LibreOffice_project/410m0$Build-2</meta:generator>
    <meta:printed-by>zero </meta:printed-by>
    <meta:print-date>2014-04-23T11:30:52.106150938</meta:print-date>
    <meta:document-statistic meta:table-count="4" meta:cell-count="6217" meta:object-count="0"/>
  </office:meta>
</office:document-meta>
</file>